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2cm" fo:min-width="2cm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0.556cm" svg:y="0cm"/>
          <draw:line draw:style-name="gr1" draw:layer="layout" svg:x1="0.5cm" svg:y1="0cm" svg:x2="0.25cm" svg:y2="0cm">
            <text:p/>
          </draw:line>
          <draw:line draw:style-name="gr1" draw:layer="layout" svg:x1="0.5cm" svg:y1="2cm" svg:x2="0.25cm" svg:y2="2cm">
            <text:p/>
          </draw:line>
          <draw:line draw:style-name="gr1" draw:layer="layout" svg:x1="0.25cm" svg:y1="0cm" svg:x2="0.25cm" svg:y2="2cm">
            <text:p/>
          </draw:line>
          <draw:line draw:style-name="gr1" draw:layer="layout" svg:x1="0cm" svg:y1="1cm" svg:x2="0.25cm" svg:y2="1cm">
            <text:p/>
          </draw:line>
          <draw:frame draw:style-name="gr2" draw:layer="layout" svg:width="2cm" svg:height="2cm" svg:x="0.25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DL - Comment</dc:title>
    <meta:creation-date>2011-02-07T16:58:22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